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20.00%" fo:text-align="left" fo:margin-bottom="7.00pt"/>
    </style:style>
    <style:style style:name="P2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5" style:family="paragraph">
      <style:paragraph-properties fo:line-height="100.00%" fo:text-align="justify" fo:margin-left="2.75pt" fo:text-indent="-2.75pt">
        <style:tab-stops>
          <style:tab-stop style:position="495.85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justify" fo:margin-left="2.75pt" fo:text-indent="-2.75pt">
        <style:tab-stops>
          <style:tab-stop style:position="495.85pt"/>
        </style:tab-stops>
      </style:paragraph-properties>
    </style:style>
    <style:style style:name="P8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21" style:family="paragraph">
      <style:paragraph-properties fo:line-height="100.00%" fo:text-align="justify" fo:margin-left="2.75pt" fo:text-indent="-2.75pt">
        <style:tab-stops>
          <style:tab-stop style:position="495.85pt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justify" fo:margin-left="2.75pt" fo:text-indent="-2.75pt">
        <style:tab-stops>
          <style:tab-stop style:position="495.85pt"/>
        </style:tab-stops>
      </style:paragraph-properties>
    </style:style>
    <style:style style:name="P24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33" style:family="paragraph">
      <style:paragraph-properties fo:line-height="120.00%" fo:text-align="left" fo:margin-bottom="7.00pt"/>
    </style:style>
    <style:style style:name="TableColumn0100" style:family="table-column">
      <style:table-column-properties style:column-width="2.757639in"/>
    </style:style>
    <style:style style:name="TableColumn0101" style:family="table-column">
      <style:table-column-properties style:column-width="4.167361in"/>
    </style:style>
    <style:style style:name="Table01" style:family="table">
      <style:table-properties style:width="6.9250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801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Row0109" style:family="table-row">
      <style:table-row-properties/>
    </style:style>
    <style:style style:name="TableCell0109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9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0" style:family="table-row">
      <style:table-row-properties/>
    </style:style>
    <style:style style:name="TableCell011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2" style:family="table-row">
      <style:table-row-properties/>
    </style:style>
    <style:style style:name="TableCell011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ext:p text:style-name="P1"><text:span text:style-name="T1">Ответы</text:span><text:span text:style-name="T2"><text:s/></text:span><text:span text:style-name="T3">нужно</text:span><text:span text:style-name="T4"><text:s/></text:span><text:span text:style-name="T5">давать</text:span><text:span text:style-name="T6"><text:s/></text:span><text:span text:style-name="T7">лаконичные</text:span><text:span text:style-name="T8">,<text:s/></text:span><text:span text:style-name="T9">достаточно</text:span><text:span text:style-name="T10"><text:s/></text:span><text:span text:style-name="T11">продемонстрировать</text:span><text:span text:style-name="T12"><text:s/></text:span><text:span text:style-name="T13">понимание</text:span><text:span text:style-name="T14"><text:s/></text:span><text:span text:style-name="T15">предмета</text:span><text:span text:style-name="T16">.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18">Ф</text:span><text:span text:style-name="T19">.</text:span><text:span text:style-name="T20">И</text:span><text:span text:style-name="T21">.</text:span><text:span text:style-name="T22">О</text:span><text:span text:style-name="T23">.</text:span><text:span text:style-name="T24"/></text:p>
          </table:table-cell>
          <table:table-cell table:style-name="TableCell010001">
            <text:p text:style-name="P3"><text:span text:style-name="T25">Алиев Рамазан Темурович</text:span><text:span text:style-name="T26"/></text:p>
          </table:table-cell>
        </table:table-row>
        <table:table-row table:style-name="TableRow0101">
          <table:table-cell table:style-name="TableCell010100" table:number-columns-spanned="2">
            <text:p text:style-name="P6"><text:span text:style-name="T27">Java</text:span><text:span text:style-name="T28"/></text:p>
          </table:table-cell>
          <table:covered-table-cell/>
        </table:table-row>
        <table:table-row table:style-name="TableRow0102">
          <table:table-cell table:style-name="TableCell010200">
            <text:p text:style-name="P9"><text:span text:style-name="T29">Что</text:span><text:span text:style-name="T30"><text:s/></text:span><text:span text:style-name="T31">такое</text:span><text:span text:style-name="T32"><text:s/></text:span><text:span text:style-name="T33">переопределение</text:span><text:span text:style-name="T34"><text:s/></text:span><text:span text:style-name="T35">метода</text:span><text:span text:style-name="T36">?</text:span><text:span text:style-name="T37"/></text:p>
          </table:table-cell>
          <table:table-cell table:style-name="TableCell010201">
            <text:p text:style-name="P9"><text:span text:style-name="T38">Возможность менять реализацию<text:s text:c="2"/>существующего метода</text:span><text:span text:style-name="T39"/></text:p>
          </table:table-cell>
        </table:table-row>
        <table:table-row table:style-name="TableRow0103">
          <table:table-cell table:style-name="TableCell010300">
            <text:p text:style-name="P11"><text:span text:style-name="T40">Какие</text:span><text:span text:style-name="T41"><text:s/></text:span><text:span text:style-name="T42">бывают</text:span><text:span text:style-name="T43"><text:s/></text:span><text:span text:style-name="T44">виды</text:span><text:span text:style-name="T45"><text:s/></text:span><text:span text:style-name="T46">классов</text:span><text:span text:style-name="T47">?</text:span><text:span text:style-name="T48"/></text:p>
          </table:table-cell>
          <table:table-cell table:style-name="TableCell010301">
            <text:p text:style-name="P11"><text:span text:style-name="T49">абстрактные, анонимные, локальные, вложенные</text:span><text:span text:style-name="T50"/></text:p>
          </table:table-cell>
        </table:table-row>
        <table:table-row table:style-name="TableRow0104">
          <table:table-cell table:style-name="TableCell010400">
            <text:p text:style-name="P13"><text:span text:style-name="T51">Как</text:span><text:span text:style-name="T52"><text:s/></text:span><text:span text:style-name="T53">и</text:span><text:span text:style-name="T54"><text:s/></text:span><text:span text:style-name="T55">зачем</text:span><text:span text:style-name="T56"><text:s/></text:span><text:span text:style-name="T57">можно</text:span><text:span text:style-name="T58"><text:s/></text:span><text:span text:style-name="T59">использовать</text:span><text:span text:style-name="T60"><text:s/></text:span><text:span text:style-name="T61">модификатор</text:span><text:span text:style-name="T62"><text:s/>final?</text:span><text:span text:style-name="T63"/></text:p>
          </table:table-cell>
          <table:table-cell table:style-name="TableCell010401">
            <text:p text:style-name="P13"><text:span text:style-name="T64">запретить наследование, запретить переопределение,</text:span></text:p>
            <text:p text:style-name="P13"><text:span text:style-name="T64">запретить изменение переменной после инициализации</text:span><text:span text:style-name="T65"/></text:p>
          </table:table-cell>
        </table:table-row>
        <table:table-row table:style-name="TableRow0105">
          <table:table-cell table:style-name="TableCell010500">
            <text:p text:style-name="P15"><text:span text:style-name="T66">Какие</text:span><text:span text:style-name="T67"><text:s/></text:span><text:span text:style-name="T68">есть</text:span><text:span text:style-name="T69"><text:s/></text:span><text:span text:style-name="T70">варианты</text:span><text:span text:style-name="T71"><text:s/></text:span><text:span text:style-name="T72">использования</text:span><text:span text:style-name="T73"><text:s/></text:span><text:span text:style-name="T74">ключевого</text:span><text:span text:style-name="T75"><text:s/></text:span><text:span text:style-name="T76">слова</text:span><text:span text:style-name="T77"><text:s/>try?</text:span><text:span text:style-name="T78"/></text:p>
          </table:table-cell>
          <table:table-cell table:style-name="TableCell010501">
            <text:p text:style-name="P15"><text:span text:style-name="T79">try-catch-finnaly , try-with-resources</text:span><text:span text:style-name="T80"/></text:p>
          </table:table-cell>
        </table:table-row>
        <table:table-row table:style-name="TableRow0106">
          <table:table-cell table:style-name="TableCell010600">
            <text:p text:style-name="P17"><text:span text:style-name="T81">Какие</text:span><text:span text:style-name="T82"><text:s/></text:span><text:span text:style-name="T83">есть</text:span><text:span text:style-name="T84"><text:s/></text:span><text:span text:style-name="T85">стандартные</text:span><text:span text:style-name="T86"><text:s/></text:span><text:span text:style-name="T87">реализации</text:span><text:span text:style-name="T88"><text:s/></text:span><text:span text:style-name="T89">интерфейса</text:span><text:span text:style-name="T90"><text:s/>List<text:s/></text:span><text:span text:style-name="T91">и</text:span><text:span text:style-name="T92"><text:s/></text:span><text:span text:style-name="T93">в</text:span><text:span text:style-name="T94"><text:s/></text:span><text:span text:style-name="T95">каких</text:span><text:span text:style-name="T96"><text:s/></text:span><text:span text:style-name="T97">ситуациях</text:span><text:span text:style-name="T98"><text:s/></text:span><text:span text:style-name="T99">их</text:span><text:span text:style-name="T100"><text:s/></text:span><text:span text:style-name="T101">нужно</text:span><text:span text:style-name="T102"><text:s/></text:span><text:span text:style-name="T103">использовать</text:span><text:span text:style-name="T104">?</text:span><text:span text:style-name="T105"/></text:p>
          </table:table-cell>
          <table:table-cell table:style-name="TableCell010601">
            <text:p text:style-name="P17"><text:span text:style-name="T105">ArrayList<text:s/></text:span><text:span text:style-name="T106">- динамический массив с быстрым поиском по номеру элемента</text:span></text:p>
            <text:p text:style-name="P17"><text:span text:style-name="T107">LinkedList -<text:s/></text:span><text:span text:style-name="T108">связанный список. быстрое добавление в конец и начало</text:span><text:span text:style-name="T109"/></text:p>
          </table:table-cell>
        </table:table-row>
        <table:table-row table:style-name="TableRow0107">
          <table:table-cell table:style-name="TableCell010700">
            <text:p text:style-name="P19"><text:span text:style-name="T110">В</text:span><text:span text:style-name="T111"><text:s/></text:span><text:span text:style-name="T112">чём</text:span><text:span text:style-name="T113"><text:s/></text:span><text:span text:style-name="T114">основная</text:span><text:span text:style-name="T115"><text:s/></text:span><text:span text:style-name="T116">идея</text:span><text:span text:style-name="T117"><text:s/></text:span><text:span text:style-name="T118">стримов</text:span><text:span text:style-name="T119"><text:s/></text:span><text:span text:style-name="T120">из</text:span><text:span text:style-name="T121"><text:s/></text:span><text:span text:style-name="T122">пакета</text:span><text:span text:style-name="T123"><text:s/>java.util.stream?</text:span><text:span text:style-name="T124"/></text:p>
          </table:table-cell>
          <table:table-cell table:style-name="TableCell010701">
            <text:p text:style-name="P19"><text:span text:style-name="T125">работа с наборами данных</text:span><text:span text:style-name="T126"/></text:p>
          </table:table-cell>
        </table:table-row>
        <table:table-row table:style-name="TableRow0108">
          <table:table-cell table:style-name="TableCell010800" table:number-columns-spanned="2">
            <text:p text:style-name="P22"><text:span text:style-name="T127">Разное</text:span><text:span text:style-name="T128"/></text:p>
          </table:table-cell>
          <table:covered-table-cell/>
        </table:table-row>
        <table:table-row table:style-name="TableRow0109">
          <table:table-cell table:style-name="TableCell010900">
            <text:p text:style-name="P25"><text:span text:style-name="T129">Каким</text:span><text:span text:style-name="T130"><text:s/></text:span><text:span text:style-name="T131">критериям</text:span><text:span text:style-name="T132"><text:s/></text:span><text:span text:style-name="T133">должна</text:span><text:span text:style-name="T134"><text:s/></text:span><text:span text:style-name="T135">удовлетворять</text:span><text:span text:style-name="T136"><text:s/></text:span><text:span text:style-name="T137">«</text:span><text:span text:style-name="T138">хорошая</text:span><text:span text:style-name="T139">»<text:s/></text:span><text:span text:style-name="T140">хэш</text:span><text:span text:style-name="T141">-</text:span><text:span text:style-name="T142">функция</text:span><text:span text:style-name="T143">?</text:span><text:span text:style-name="T144"/></text:p>
          </table:table-cell>
          <table:table-cell table:style-name="TableCell010901">
            <text:p text:style-name="P25"><text:span text:style-name="T145">быстрое вычисление</text:span></text:p>
            <text:p text:style-name="P25"><text:span text:style-name="T145">минимальное количество<text:s/></text:span><text:span text:style-name="T146">«</text:span><text:span text:style-name="T147">коллизий</text:span><text:span text:style-name="T148">»</text:span><text:span text:style-name="T149"/></text:p>
          </table:table-cell>
        </table:table-row>
        <table:table-row table:style-name="TableRow0110">
          <table:table-cell table:style-name="TableCell011000">
            <text:p text:style-name="P27"><text:span text:style-name="T150">В</text:span><text:span text:style-name="T151"><text:s/></text:span><text:span text:style-name="T152">чём</text:span><text:span text:style-name="T153"><text:s/></text:span><text:span text:style-name="T154">причина</text:span><text:span text:style-name="T155"><text:s/></text:span><text:span text:style-name="T156">популярности</text:span><text:span text:style-name="T157"><text:s/></text:span><text:span text:style-name="T158">и</text:span><text:span text:style-name="T159"><text:s/></text:span><text:span text:style-name="T160">широкого</text:span><text:span text:style-name="T161"><text:s/></text:span><text:span text:style-name="T162">распространения</text:span><text:span text:style-name="T163"><text:s/></text:span><text:span text:style-name="T164">кодировки</text:span><text:span text:style-name="T165"><text:s/>UTF-8?</text:span><text:span text:style-name="T166"/></text:p>
          </table:table-cell>
          <table:table-cell table:style-name="TableCell011001">
            <text:p text:style-name="P27"><text:span text:style-name="T167">наиболее популярные символы занимают 1-2 байта</text:span></text:p>
            <text:p text:style-name="P27"><text:span text:style-name="T167">редкие<text:s text:c="2"/>по 4</text:span><text:span text:style-name="T168"/></text:p>
          </table:table-cell>
        </table:table-row>
        <table:table-row table:style-name="TableRow0111">
          <table:table-cell table:style-name="TableCell011100">
            <text:p text:style-name="P29"><text:span text:style-name="T169">Сравните</text:span><text:span text:style-name="T170"><text:s/></text:span><text:span text:style-name="T171">форматы</text:span><text:span text:style-name="T172"><text:s/>XML<text:s/></text:span><text:span text:style-name="T173">и</text:span><text:span text:style-name="T174"><text:s/>JSON.<text:s/></text:span><text:span text:style-name="T175">Когда</text:span><text:span text:style-name="T176"><text:s/></text:span><text:span text:style-name="T177">какой</text:span><text:span text:style-name="T178"><text:s/></text:span><text:span text:style-name="T179">использовать</text:span><text:span text:style-name="T180">?</text:span><text:span text:style-name="T181"/></text:p>
          </table:table-cell>
          <table:table-cell table:style-name="TableCell011101">
            <text:p text:style-name="P29"><text:span text:style-name="T182">XML -<text:s/></text:span><text:span text:style-name="T183">язык разметки</text:span></text:p>
            <text:p text:style-name="P29"><text:span text:style-name="T184">JSON -<text:s/></text:span><text:span text:style-name="T185">формат данных</text:span><text:span text:style-name="T186"/></text:p>
          </table:table-cell>
        </table:table-row>
        <table:table-row table:style-name="TableRow0112">
          <table:table-cell table:style-name="TableCell011200">
            <text:p text:style-name="P31"><text:span text:style-name="T187">Опишите</text:span><text:span text:style-name="T188"><text:s/></text:span><text:span text:style-name="T189">что</text:span><text:span text:style-name="T190"><text:s/></text:span><text:span text:style-name="T191">будет</text:span><text:span text:style-name="T192"><text:s/></text:span><text:span text:style-name="T193">происходить</text:span><text:span text:style-name="T194"><text:s/></text:span><text:span text:style-name="T195">«</text:span><text:span text:style-name="T196">под</text:span><text:span text:style-name="T197"><text:s/></text:span><text:span text:style-name="T198">капотом</text:span><text:span text:style-name="T199">»<text:s/></text:span><text:span text:style-name="T200">после</text:span><text:span text:style-name="T201"><text:s/></text:span><text:span text:style-name="T202">ввода</text:span><text:span text:style-name="T203"><text:s/></text:span><text:span text:style-name="T204">адреса</text:span><text:span text:style-name="T205"><text:s/></text:span><text:span text:style-name="T206">сайта</text:span><text:span text:style-name="T207"><text:s/></text:span><text:span text:style-name="T208">в</text:span><text:span text:style-name="T209"><text:s/></text:span><text:span text:style-name="T210">браузере</text:span><text:span text:style-name="T211"><text:s/></text:span><text:span text:style-name="T212">и</text:span><text:span text:style-name="T213"><text:s/></text:span><text:span text:style-name="T214">нажатия</text:span><text:span text:style-name="T215"><text:s/>Enter?</text:span><text:span text:style-name="T216"/></text:p>
          </table:table-cell>
          <table:table-cell table:style-name="TableCell011201">
            <text:p text:style-name="P31"><text:span text:style-name="T217">поиск сервера, соеднение с сервером,браузер отправляет<text:s/></text:span><text:span text:style-name="T218">http<text:s/></text:span><text:span text:style-name="T219">запрос, сервер обрабатывает запрос и отправляет ответ, браузер получает ответ и "прорисовывает" страницу</text:span><text:span text:style-name="T220"/></text:p>
          </table:table-cell>
        </table:table-row>
      </table:table>
      <text:p text:style-name="P33"><text:span text:style-name="T22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